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4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ea404" officeooo:paragraph-rsid="000ea404" style:font-weight-asian="normal" style:font-weight-complex="normal"/>
    </style:style>
    <style:style style:name="P3" style:family="paragraph" style:parent-style-name="Standard">
      <style:text-properties fo:font-weight="normal" officeooo:rsid="000fd72a" officeooo:paragraph-rsid="000fd72a" style:font-weight-asian="normal" style:font-weight-complex="normal"/>
    </style:style>
    <style:style style:name="P4" style:family="paragraph" style:parent-style-name="Standard">
      <style:text-properties fo:font-weight="normal" officeooo:rsid="000fdc59" officeooo:paragraph-rsid="000fdc59" style:font-weight-asian="normal" style:font-weight-complex="normal"/>
    </style:style>
    <style:style style:name="P5" style:family="paragraph" style:parent-style-name="Standard">
      <style:text-properties fo:font-weight="normal" officeooo:rsid="00106a68" officeooo:paragraph-rsid="00106a68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0fdc59" officeooo:paragraph-rsid="000fd72a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0fdc59" officeooo:paragraph-rsid="000fdc59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106a68" officeooo:paragraph-rsid="00106a68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style:text-position="0% 100%" fo:font-weight="normal" officeooo:rsid="00106a68" officeooo:paragraph-rsid="00106a68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style:text-position="0% 100%" fo:font-weight="normal" officeooo:rsid="0014bef2" officeooo:paragraph-rsid="0014bef2" style:font-weight-asian="normal" style:font-weight-complex="normal"/>
    </style:style>
    <style:style style:name="P11" style:family="paragraph" style:parent-style-name="Standard">
      <style:text-properties style:text-line-through-style="none" style:text-line-through-type="none" style:text-position="0% 100%" fo:font-weight="normal" officeooo:rsid="0015b584" officeooo:paragraph-rsid="0015b584" style:font-weight-asian="normal" style:font-weight-complex="normal"/>
    </style:style>
    <style:style style:name="P12" style:family="paragraph" style:parent-style-name="Standard">
      <style:text-properties style:text-line-through-style="none" style:text-line-through-type="none" style:text-position="0% 100%" fo:font-weight="normal" officeooo:rsid="0017cfc5" officeooo:paragraph-rsid="0017cfc5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style:text-position="0% 100%" fo:font-weight="bold" officeooo:rsid="0013a538" officeooo:paragraph-rsid="0013a538" style:font-weight-asian="bold" style:font-weight-complex="bold"/>
    </style:style>
    <style:style style:name="P14" style:family="paragraph" style:parent-style-name="Heading_20_4">
      <style:text-properties style:text-line-through-style="none" style:text-line-through-type="none" style:text-position="0% 100%" fo:font-weight="bold" officeooo:rsid="0015b584" officeooo:paragraph-rsid="0015b584" style:font-weight-asian="bold" style:font-weight-complex="bold"/>
    </style:style>
    <style:style style:name="T1" style:family="text">
      <style:text-properties officeooo:rsid="000fd72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dc59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fdc59"/>
    </style:style>
    <style:style style:name="T6" style:family="text">
      <style:text-properties style:text-line-through-style="none" style:text-line-through-type="none" style:text-position="super 58%"/>
    </style:style>
    <style:style style:name="T7" style:family="text">
      <style:text-properties style:text-line-through-style="none" style:text-line-through-type="none" style:text-position="0% 100%"/>
    </style:style>
    <style:style style:name="T8" style:family="text">
      <style:text-properties style:text-position="sub 58%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Squared Error Criterion and the Method of Least Squares</text:h>
      <text:p text:style-name="P2">State estimates →<text:span text:style-name="T1"> parametri dinamici</text:span><text:line-break/><text:span text:style-name="T1">parameter estimator → costante</text:span></text:p>
      <text:p text:style-name="P2"/>
      <text:p text:style-name="P3">min the sum of the quadrati tra quello che misuriamo e quello che abbiamo</text:p>
      <text:p text:style-name="P3"/>
      <text:p text:style-name="P3">per ogni misura supponiamo rumore scorrelato tra le misure → facciamo errore al quadrato min error criterior e=y-Hx (H jacobiana) (y misure, x quello che vogliamo)</text:p>
      <text:p text:style-name="P3">→ (y-Hx)<text:span text:style-name="T2">T</text:span><text:span text:style-name="T4">(y-Hx) → svolgere e dericare rispetto a zero-→ normal equation x(ls)=</text:span><text:span text:style-name="T5">(H</text:span><text:span text:style-name="T3">T</text:span><text:span text:style-name="T5">H)</text:span><text:span text:style-name="T3">-1</text:span><text:span text:style-name="T5">H</text:span><text:span text:style-name="T3">T</text:span><text:span text:style-name="T5">y</text:span></text:p>
      <text:p text:style-name="P6"/>
      <text:p text:style-name="P4"><text:span text:style-name="T5">(</text:span><text:span text:style-name="T4">ottengo una media)</text:span></text:p>
      <text:p text:style-name="P6"/>
      <text:p text:style-name="P7">ipotesi: lineare, stessi pesi.</text:p>
      <text:p text:style-name="P7"/>
      <text:p text:style-name="P8">Weighted errore: <text:s/>misurato come inverso della varianza R</text:p>
      <text:p text:style-name="P5"><text:span text:style-name="T4">e</text:span><text:span text:style-name="T2">T</text:span><text:span text:style-name="T4">R</text:span><text:span text:style-name="T2">-1</text:span><text:span text:style-name="T4">e → x=(H</text:span><text:span text:style-name="T2">T</text:span><text:span text:style-name="T4">R</text:span><text:span text:style-name="T2">-</text:span><text:span text:style-name="T6">1</text:span><text:span text:style-name="T7">H) </text:span><text:span text:style-name="T6">1</text:span><text:span text:style-name="T7">H</text:span><text:span text:style-name="T6">T</text:span><text:span text:style-name="T7">R</text:span><text:span text:style-name="T6">-1</text:span><text:span text:style-name="T7">y</text:span></text:p>
      <text:p text:style-name="P9"/>
      <text:p text:style-name="P13">recursive least squares</text:p>
      <text:p text:style-name="P10">da batch to recursive</text:p>
      <text:p text:style-name="P10">linear recursive estimator ipotizziamo di avere na buona stima del calcolo precedente</text:p>
      <text:p text:style-name="P10">x=x<text:span text:style-name="T8">k-1</text:span>+K<text:span text:style-name="T8">k</text:span>(y<text:span text:style-name="T8">k</text:span>-H<text:span text:style-name="T8">k</text:span>x<text:span text:style-name="T8">k-1</text:span>)</text:p>
      <text:p text:style-name="P10">tra le parentesi innovazione (come la nuova uscita match il risultato stimato prima)</text:p>
      <text:p text:style-name="P10">K calcolato con minimizzando errore quadrato-→ stima probabilistica</text:p>
      <text:p text:style-name="P10">min valore atteso delle somme degli errori quadrati della stima a k</text:p>
      <text:p text:style-name="P10">→ generalizzato come somma dei <text:span text:style-name="T9">E</text:span>(x-x)2+… <text:s/><text:span text:style-name="T9">→</text:span> trace(P<text:span text:style-name="T8">k</text:span>) estimator covariance</text:p>
      <text:p text:style-name="P11">Pk=(1-KkHk)P<text:span text:style-name="T8">k-1</text:span>(1-KkHk)<text:span text:style-name="T2">T</text:span>+KkRkKk<text:span text:style-name="T2">T</text:span></text:p>
      <text:p text:style-name="P11">minimizzata quando Kk=Pk-1Hk<text:span text:style-name="T2">t</text:span>(HkPk-1Hk<text:span text:style-name="T2">T</text:span>+Rk)<text:span text:style-name="T2">-1</text:span> </text:p>
      <text:p text:style-name="P11">K bilanciare la misura tra le misure e valore misurato</text:p>
      <text:p text:style-name="P11"/>
      <text:p text:style-name="P11">1. inizializzazione x0=<text:span text:style-name="T9">E</text:span>(x) P0=<text:span text:style-name="T9">E</text:span>((x-x0)(x-x0)<text:span text:style-name="T2">T</text:span>)</text:p>
      <text:p text:style-name="P11">2. modello di misura yk=Hkx+vk</text:p>
      <text:p text:style-name="P11">3 aggiornare stima xk e Pk:</text:p>
      <text:p text:style-name="P11"><text:tab/>Kk=Pk-1H<text:span text:style-name="T8">k</text:span><text:span text:style-name="T2">T</text:span>(H<text:span text:style-name="T8">k</text:span>P<text:span text:style-name="T8">k-1</text:span>H<text:span text:style-name="T8">k</text:span><text:span text:style-name="T2">T</text:span>+R<text:span text:style-name="T8">k</text:span>)<text:span text:style-name="T2">-1</text:span></text:p>
      <text:p text:style-name="P11"><text:span text:style-name="T2"><text:tab/></text:span>xk=xk-1+Kk(yk-Hkxk-1)</text:p>
      <text:p text:style-name="P11"><text:tab/>Pk=(1-KkHkPk-1)</text:p>
      <text:p text:style-name="P11"/>
      <text:h text:style-name="P14" text:outline-level="4">Least Squares and the Method of Maximum Likelihood</text:h>
      <text:p text:style-name="P12">Mleast squares similar to maximum likelihood con gaussian noise</text:p>
      <text:p text:style-name="P12">xmle=argmin1/2sigma()</text:p>
      <text:p text:style-name="P12">central limit theoream : when indipendent random variables are added, their normalized sum tends towards a normal distribution</text:p>
      <text:p text:style-name="P12">_why least squares → sum o different errorir tend to gausian ed uguale maximum likehood gaussian noise outlies → cambia il valore dell parametro abbastan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7:27:19.584144742</meta:creation-date>
    <meta:generator>LibreOffice/6.0.7.3$Linux_X86_64 LibreOffice_project/00m0$Build-3</meta:generator>
    <dc:date>2020-08-09T15:49:00.394491173</dc:date>
    <meta:editing-duration>PT41M49S</meta:editing-duration>
    <meta:editing-cycles>6</meta:editing-cycles>
    <meta:document-statistic meta:table-count="0" meta:image-count="0" meta:object-count="0" meta:page-count="1" meta:paragraph-count="31" meta:word-count="245" meta:character-count="1735" meta:non-whitespace-character-count="1515"/>
  </office:meta>
</office:document-meta>
</file>